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 fo:margin-left="10.16cm" fo:margin-right="0cm" fo:line-height="115%" fo:text-align="end" style:justify-single-word="false" fo:text-indent="0cm" style:auto-text-indent="false"/>
      <style:text-properties fo:font-size="14pt" style:font-size-asian="14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4" style:family="paragraph" style:parent-style-name="Standard">
      <style:paragraph-properties fo:margin-left="0cm" fo:margin-right="0cm" fo:margin-top="0cm" fo:margin-bottom="0.494cm" loext:contextual-spacing="false" fo:text-align="justify" style:justify-single-word="false" fo:text-indent="1.249cm" style:auto-text-indent="false"/>
    </style:style>
    <style:style style:name="P5" style:family="paragraph" style:parent-style-name="Text_20_body">
      <style:paragraph-properties fo:line-height="115%"/>
    </style:style>
    <style:style style:name="P6" style:family="paragraph" style:parent-style-name="Text_20_body_20_indent">
      <style:paragraph-properties fo:margin-left="8.752cm" fo:margin-right="0cm" fo:text-indent="0cm" style:auto-text-indent="false"/>
      <style:text-properties fo:color="#4d5156" fo:font-weight="bold" fo:background-color="#ffffff" style:font-weight-asian="bold" style:font-size-complex="14pt"/>
    </style:style>
    <style:style style:name="P7" style:family="paragraph" style:parent-style-name="Text_20_body_20_indent">
      <style:paragraph-properties fo:margin-left="8.752cm" fo:margin-right="0cm" fo:text-indent="0cm" style:auto-text-indent="false"/>
      <style:text-properties fo:color="#202124" fo:font-weight="bold" fo:background-color="#ffffff" style:font-weight-asian="bold" style:font-size-complex="14pt"/>
    </style:style>
    <style:style style:name="P8" style:family="paragraph" style:parent-style-name="Text_20_body_20_indent">
      <style:paragraph-properties fo:margin-left="8.752cm" fo:margin-right="0cm" fo:text-indent="0cm" style:auto-text-indent="false"/>
      <style:text-properties fo:color="#202124" fo:background-color="#ffffff" style:font-size-complex="14pt"/>
    </style:style>
    <style:style style:name="P9" style:family="paragraph" style:parent-style-name="Text_20_body_20_indent">
      <style:paragraph-properties fo:margin-left="8.752cm" fo:margin-right="0cm" fo:text-align="start" style:justify-single-word="false" fo:text-indent="0cm" style:auto-text-indent="false"/>
      <style:text-properties style:font-size-complex="14pt"/>
    </style:style>
    <style:style style:name="P10" style:family="paragraph" style:parent-style-name="Text_20_body_20_indent">
      <style:paragraph-properties fo:margin-left="8.752cm" fo:margin-right="0cm" fo:text-align="start" style:justify-single-word="false" fo:text-indent="0cm" style:auto-text-indent="false"/>
    </style:style>
    <style:style style:name="P11" style:family="paragraph" style:parent-style-name="Text_20_body_20_indent" style:master-page-name="Standard">
      <style:paragraph-properties fo:margin-left="8.752cm" fo:margin-right="0cm" fo:text-indent="0cm" style:auto-text-indent="false" style:page-number="auto"/>
      <style:text-properties fo:font-weight="bold" style:font-weight-asian="bold" style:font-size-complex="14pt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Header">
      <style:paragraph-properties fo:text-align="center" style:justify-single-word="false"/>
      <style:text-properties fo:color="#ff0000" fo:font-size="20pt" style:font-size-asian="20pt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style:font-size-complex="14pt"/>
    </style:style>
    <style:style style:name="T3" style:family="text">
      <style:text-properties fo:color="#202124" fo:background-color="#ffffff" loext:char-shading-value="0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language="ru" fo:country="RU"/>
    </style:style>
    <style:style style:name="T7" style:family="text">
      <style:text-properties fo:color="#000000" fo:letter-spacing="-0.005cm" style:font-size-complex="14pt"/>
    </style:style>
    <style:style style:name="T8" style:family="text">
      <style:text-properties fo:color="#000000" fo:letter-spacing="0.014cm" style:font-size-complex="14pt"/>
    </style:style>
    <style:style style:name="T9" style:family="text">
      <style:text-properties fo:color="#000000" fo:letter-spacing="0.014cm" fo:language="ru" fo:country="RU" style:font-size-complex="14pt"/>
    </style:style>
    <style:style style:name="T10" style:family="text">
      <style:text-properties fo:font-size="10pt" style:text-underline-style="solid" style:text-underline-width="auto" style:text-underline-color="font-color" style:font-size-asian="10pt"/>
    </style:style>
    <style:style style:name="T11" style:family="text">
      <style:text-properties fo:color="#ff0000" fo:font-size="20pt" style:font-size-asian="20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color="#ff0000" fo:font-size="14pt" fo:language="ru" fo:country="RU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Центральная научная медицинская библиотека</text:p>
      <text:p text:style-name="P6">Первого МГМУ им. И. М. Сеченова Минздрава РФ </text:p>
      <text:p text:style-name="P7"/>
      <text:p text:style-name="P8">Нахимовский пр., 49, </text:p>
      <text:p text:style-name="P8">Москва, 117418</text:p>
      <text:p text:style-name="P9"/>
      <text:p text:style-name="P10"/>
      <text:p text:style-name="P2"/>
      <text:p text:style-name="P5"><text:tab/>Диссертационный совет <text:span text:style-name="T6">_____________</text:span> направляет Вам диссертацию ФИО<text:span text:style-name="T2"> «</text:span>______<text:span text:style-name="T2">» на соискание ученой </text:span><text:span text:style-name="T7">степени </text:span><text:span text:style-name="T8">кандидата</text:span><text:span text:style-name="T9">/доктора</text:span><text:span text:style-name="T8"> </text:span><text:s/>медицинских<text:span text:style-name="T6">/фармацевтических</text:span> наук по <text:span text:style-name="T2">специальности(ям) __________.</text:span></text:p>
      <text:p text:style-name="P3"><text:span text:style-name="T4">Защита диссертации состоялась _____________.</text:span></text:p>
      <text:p text:style-name="P3"><text:span text:style-name="T4">Электронная копия диссертации с электронной подписью направлена по адресу: </text:span><text:span text:style-name="T5">dismed</text:span><text:span text:style-name="T4">@</text:span><text:span text:style-name="T5">rucml</text:span><text:span text:style-name="T4">.</text:span><text:span text:style-name="T5">ru</text:span></text:p>
      <text:p text:style-name="P4"><text:span text:style-name="T4">Приложение: диссертация -1 экз., автореферат -2 экз.</text:span></text:p>
      <text:p text:style-name="P1"/>
      <text:p text:style-name="P1"/>
      <text:p text:style-name="Standard"><text:span text:style-name="T4">Председатель /ученый секретарь</text:span></text:p>
      <text:p text:style-name="Standard"><text:span text:style-name="T4">диссертационного совета _______</text:span></text:p>
      <text:p text:style-name="Standard"><text:span text:style-name="T4"><text:tab/><text:tab/><text:tab/><text:tab/> <text:s/><text:tab/><text:tab/> <text:s/><text:tab/><text:tab/> <text:s text:c="34"/>ФИО</text:span> </text:p>
      <text:p text:style-name="Standard"/>
      <text:p text:style-name="Standard"/>
      <text:p text:style-name="Standard"/>
      <text:p text:style-name="Standard">ГЕРБОВАЯ ПЕЧАТЬ</text:p>
      <text:p text:style-name="Standard"/>
      <text:p text:style-name="Standard">(На копии письма поставить отметку о передаче диссертаци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001cm" fo:margin-right="0cm" fo:text-align="end" style:justify-single-word="false" fo:text-indent="0cm" style:auto-text-indent="false"/>
      <style:text-properties fo:font-size="14pt" fo:language="none" fo:country="none" style:font-size-asian="14pt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fo:font-size="20pt" style:font-size-asian="20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14pt" style:font-size-asian="14pt" style:font-size-complex="14pt"/>
    </style:style>
    <style:style style:name="MT2" style:family="text">
      <style:text-properties fo:color="#ff0000" fo:font-size="14pt" fo:language="ru" fo:country="RU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6.003cm" fo:margin-bottom="5.9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На бланке организации!</text:p>
        <text:p text:style-name="MP1"/>
        <text:p text:style-name="MP2"><text:span text:style-name="MT1">В ЦНМБ </text:span><text:span text:style-name="MT2">передаются</text:span><text:span text:style-name="MT1"> диссертации</text:span><text:span text:style-name="MT2"> по медицинским и фармацевтическим наукам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Центральная научная медицинская библиотека</dc:title>
    <dc:subject/>
    <meta:keyword/>
    <meta:initial-creator>l.drobysheva</meta:initial-creator>
    <meta:creation-date>2019-02-13T14:07:00</meta:creation-date>
    <dc:creator>Пользователь</dc:creator>
    <dc:date>2024-03-11T17:35:00</dc:date>
    <meta:editing-cycles>13</meta:editing-cycles>
    <meta:editing-duration>PT12M</meta:editing-duration>
    <meta:document-statistic meta:table-count="0" meta:image-count="0" meta:object-count="0" meta:page-count="1" meta:paragraph-count="15" meta:word-count="85" meta:character-count="776" meta:non-whitespace-character-count="654"/>
    <meta:generator>LibreOffice/6.0.7.3$Linux_X86_64 LibreOffice_project/dc89aa7a9eabfd848af146d5086077aeed2ae4a5</meta:generator>
  </office:meta>
</office:document-meta>
</file>